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06fb" officeooo:paragraph-rsid="000e06fb"/>
    </style:style>
    <style:style style:name="P2" style:family="paragraph" style:parent-style-name="Standard">
      <style:paragraph-properties fo:text-align="center" style:justify-single-word="false"/>
      <style:text-properties officeooo:rsid="000e06fb" officeooo:paragraph-rsid="000e06fb"/>
    </style:style>
    <style:style style:name="P3" style:family="paragraph" style:parent-style-name="Standard">
      <style:text-properties officeooo:rsid="000e06fb" officeooo:paragraph-rsid="0010f667"/>
    </style:style>
    <style:style style:name="P4" style:family="paragraph" style:parent-style-name="Standard">
      <style:text-properties fo:font-style="italic" officeooo:rsid="000e06fb" officeooo:paragraph-rsid="000e06fb" style:font-style-asian="italic" style:font-style-complex="italic"/>
    </style:style>
    <style:style style:name="P5" style:family="paragraph" style:parent-style-name="Standard">
      <style:text-properties officeooo:rsid="000feb57" officeooo:paragraph-rsid="000feb57"/>
    </style:style>
    <style:style style:name="P6" style:family="paragraph" style:parent-style-name="Standard">
      <style:text-properties officeooo:rsid="0010eaab" officeooo:paragraph-rsid="0010eaab"/>
    </style:style>
    <style:style style:name="P7" style:family="paragraph" style:parent-style-name="Standard">
      <style:text-properties officeooo:rsid="0010eaab" officeooo:paragraph-rsid="000feb57"/>
    </style:style>
    <style:style style:name="P8" style:family="paragraph" style:parent-style-name="Standard">
      <style:text-properties officeooo:rsid="0010eaab" officeooo:paragraph-rsid="0010f667"/>
    </style:style>
    <style:style style:name="P9" style:family="paragraph" style:parent-style-name="Standard">
      <style:text-properties officeooo:rsid="0010f667" officeooo:paragraph-rsid="0010eaab"/>
    </style:style>
    <style:style style:name="P10" style:family="paragraph" style:parent-style-name="Standard">
      <style:text-properties officeooo:rsid="0010f667" officeooo:paragraph-rsid="0010f667"/>
    </style:style>
    <style:style style:name="P11" style:family="paragraph" style:parent-style-name="Standard">
      <style:text-properties officeooo:rsid="0010f667" officeooo:paragraph-rsid="0010f667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e06fb"/>
    </style:style>
    <style:style style:name="T2" style:family="text">
      <style:text-properties officeooo:rsid="000feb57"/>
    </style:style>
    <style:style style:name="T3" style:family="text">
      <style:text-properties officeooo:rsid="0010eaab"/>
    </style:style>
    <style:style style:name="T4" style:family="text">
      <style:text-properties officeooo:rsid="0010f667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0f667"/>
    </style:style>
    <style:style style:name="T9" style:family="text">
      <style:text-properties officeooo:rsid="0013e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<text:span text:style-name="T3">by</text:span> Explicit Notation</text:p>
      <text:p text:style-name="P2">by Sven Nilsen, 2021</text:p>
      <text:p text:style-name="P1"/>
      <text:p text:style-name="P4">In this paper I introduce explicit notation for Higher Order Operator Overloading. <text:span text:style-name="T4">This explicit notation is particularly useful for complex expressions and Cartesian products.</text:span></text:p>
      <text:p text:style-name="P1"/>
      <text:p text:style-name="P6">Higher Order Operator Overloading<text:span text:style-name="T7"><text:reference-ref text:reference-format="text" text:ref-name="higher order operator overloading">[1]</text:reference-ref></text:span> (HOOO) can be used <text:span text:style-name="T4">when depending on the same argument:</text:span></text:p>
      <text:p text:style-name="P6"/>
      <text:p text:style-name="P6"><text:tab/>h(f, g) := \(x) = h(f(x), g(x))</text:p>
      <text:p text:style-name="P1"/>
      <text:p text:style-name="P1"><text:tab/><text:span text:style-name="T3">f : T → U</text:span></text:p>
      <text:p text:style-name="P1"><text:tab/><text:span text:style-name="T3">g : T → U</text:span></text:p>
      <text:p text:style-name="P1"><text:tab/><text:span text:style-name="T3">h : U ⨯ U → V</text:span></text:p>
      <text:p text:style-name="P1"/>
      <text:p text:style-name="P10">In some cases it is desired to make HOOO more explicit.</text:p>
      <text:p text:style-name="P8"/>
      <text:p text:style-name="P8"><text:span text:style-name="T4">For this purpose, </text:span>I introduce 3 different explicit notations <text:span text:style-name="T4">(Prefix, infix, block)</text:span>:</text:p>
      <text:p text:style-name="P1"/>
      <text:p text:style-name="P3"><text:tab/>\: □<text:span text:style-name="T4">(</text:span>f, g<text:span text:style-name="T4">)</text:span><text:tab/><text:tab/>&lt;=&gt;<text:tab/><text:tab/>\(x) = □<text:span text:style-name="T4">(</text:span>f(x), g(x)<text:span text:style-name="T9">)</text:span><text:tab/><text:tab/><text:tab/>Prefix notation</text:p>
      <text:p text:style-name="P1"/>
      <text:p text:style-name="P1"><text:tab/>f \□: g<text:tab/><text:tab/><text:tab/>&lt;=&gt;<text:tab/><text:tab/>\(x) = f(x) □ g(x) <text:tab/><text:tab/><text:tab/>Infix notation</text:p>
      <text:p text:style-name="P1"/>
      <text:p text:style-name="P1"><text:tab/>\: { f □ (g ◇ h) }<text:tab/>&lt;=&gt;<text:tab/><text:tab/>\(x) = f(x) □ (g(x) ◇ h(x))<text:tab/><text:tab/>Block notation</text:p>
      <text:p text:style-name="P1"/>
      <text:p text:style-name="P6">The symbols <text:span text:style-name="T2">`□` and `◇` </text:span>stands for operators.</text:p>
      <text:p text:style-name="P1"/>
      <text:p text:style-name="P5">The prefix notation acts on the top level operator.</text:p>
      <text:p text:style-name="P5">The infix notation acts on the contained operator.</text:p>
      <text:p text:style-name="P5">The block notation acts on any infix operator.</text:p>
      <text:p text:style-name="P7"/>
      <text:p text:style-name="P6">Block notation is needed as nested infix notation results in more complex lambda expressions:</text:p>
      <text:p text:style-name="P6"/>
      <text:p text:style-name="P6"><text:tab/><text:span text:style-name="T1">f </text:span>\<text:span text:style-name="T1">□: (g </text:span>\<text:span text:style-name="T1">◇: h)<text:tab/><text:tab/></text:span>&lt;=&gt;<text:tab/><text:tab/>\(x) = f(x) <text:span text:style-name="T1">□ </text:span>(\(y) = g(y) <text:span text:style-name="T1">◇ </text:span>h(y))(x)</text:p>
      <text:p text:style-name="P6"/>
      <text:p text:style-name="P6">These lambda expressions can be normalised to block notation <text:span text:style-name="T4">by functional equivalence</text:span><text:span text:style-name="T8"><text:reference-ref text:reference-format="text" text:ref-name="functional extensionality">[2]</text:reference-ref></text:span>:</text:p>
      <text:p text:style-name="P6"/>
      <text:p text:style-name="P6"><text:tab/><text:span text:style-name="T1">f </text:span>\<text:span text:style-name="T1">□: (g </text:span>\<text:span text:style-name="T1">◇: h)<text:tab/><text:tab/></text:span>&lt;=&gt;<text:tab/><text:tab/>\: { <text:span text:style-name="T1">f □ (g ◇ h) </text:span>}</text:p>
      <text:p text:style-name="P6"/>
      <text:p text:style-name="P10">The prefix notation is in particular useful for Cartesian products<text:span text:style-name="T7"><text:reference-ref text:reference-format="text" text:ref-name="cartesian product">[3]</text:reference-ref></text:span>:</text:p>
      <text:p text:style-name="P10"/>
      <text:p text:style-name="P10"><text:tab/>\: (f, g)<text:tab/><text:tab/><text:tab/>&lt;=&gt;<text:tab/><text:tab/>\(x) = (f(x), g(x))</text:p>
      <text:p text:style-name="P10"/>
      <text:h text:style-name="P12" text:outline-level="3">References:</text:h>
      <text:p text:style-name="P9"/>
      <text:p text:style-name="P10"><text:reference-mark-start text:name="higher order operator overloading"/>[1]<text:reference-mark-end text:name="higher order operator overloading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6">https://github.com/advancedresearch/path_semantics/blob/master/papers-wip/higher-order-operator-overloading.pdf</text:span></text:a></text:p>
      <text:p text:style-name="P10"/>
      <text:p text:style-name="P10"><text:reference-mark-start text:name="functional extensionality"/>[2]<text:reference-mark-end text:name="functional extensionality"/><text:tab/>“function extensionality”</text:p>
      <text:p text:style-name="P10"><text:tab/>nLab</text:p>
      <text:p text:style-name="P10"><text:tab/><text:a xlink:type="simple" xlink:href="https://ncatlab.org/nlab/show/function+extensionality" text:style-name="Internet_20_link" text:visited-style-name="Visited_20_Internet_20_Link"><text:span text:style-name="T5">https://ncatlab.org/nlab/show/function+extensionality</text:span></text:a></text:p>
      <text:p text:style-name="P10"/>
      <text:p text:style-name="P10"><text:reference-mark-start text:name="cartesian product"/>[3]<text:reference-mark-end text:name="cartesian product"/><text:tab/>“Cartesian product”</text:p>
      <text:p text:style-name="P10"><text:tab/>Wikipedia</text:p>
      <text:p text:style-name="P10"><text:tab/><text:a xlink:type="simple" xlink:href="https://en.wikipedia.org/wiki/Cartesian_product" text:style-name="Internet_20_link" text:visited-style-name="Visited_20_Internet_20_Link"><text:span text:style-name="T5">https://en.wikipedia.org/wiki/Cartesian_product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20:09:52.453476000</meta:creation-date>
    <dc:date>2021-08-05T21:02:00.339377000</dc:date>
    <meta:editing-duration>PT2M5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3" meta:word-count="261" meta:character-count="1655" meta:non-whitespace-character-count="1392"/>
  </office:meta>
</office:document-meta>
</file>